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dvTimes" svg:font-family="AdvTimes"/>
    <style:font-face style:name="AdvTimes1" svg:font-family="AdvTimes" style:font-family-generic="roman" style:font-pitch="variable"/>
    <style:font-face style:name="Cambria Math" svg:font-family="'Cambria Math'"/>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font-size="15pt" style:font-size-asian="15pt" style:font-size-complex="15pt"/>
    </style:style>
    <style:style style:name="P2" style:family="paragraph" style:parent-style-name="Text_20_body">
      <style:text-properties officeooo:paragraph-rsid="00098795"/>
    </style:style>
    <style:style style:name="P3" style:family="paragraph" style:parent-style-name="Contents_20_1">
      <style:paragraph-properties>
        <style:tab-stops>
          <style:tab-stop style:position="15.591cm" style:type="right" style:leader-style="dotted" style:leader-text="."/>
        </style:tab-stops>
      </style:paragraph-properties>
    </style:style>
    <style:style style:name="P4" style:family="paragraph" style:parent-style-name="Contents_20_2">
      <style:paragraph-properties>
        <style:tab-stops>
          <style:tab-stop style:position="15.092cm" style:type="right" style:leader-style="dotted" style:leader-text="."/>
        </style:tab-stops>
      </style:paragraph-properties>
    </style:style>
    <style:style style:name="P5" style:family="paragraph" style:parent-style-name="Standard">
      <style:text-properties officeooo:paragraph-rsid="000c411f"/>
    </style:style>
    <style:style style:name="P6" style:family="paragraph" style:parent-style-name="Text_20_body">
      <style:text-properties officeooo:paragraph-rsid="000c411f"/>
    </style:style>
    <style:style style:name="P7" style:family="paragraph" style:parent-style-name="Text_20_body">
      <style:paragraph-properties fo:line-height="115%"/>
      <style:text-properties officeooo:rsid="000c411f" officeooo:paragraph-rsid="000c411f"/>
    </style:style>
    <style:style style:name="P8" style:family="paragraph" style:parent-style-name="Text_20_body">
      <style:paragraph-properties fo:line-height="115%"/>
      <style:text-properties officeooo:rsid="000c411f" officeooo:paragraph-rsid="001180dc"/>
    </style:style>
    <style:style style:name="P9" style:family="paragraph" style:parent-style-name="Text_20_body">
      <style:paragraph-properties fo:line-height="115%"/>
      <style:text-properties officeooo:rsid="000c411f" officeooo:paragraph-rsid="00149f1b"/>
    </style:style>
    <style:style style:name="P10" style:family="paragraph" style:parent-style-name="Text_20_body">
      <style:text-properties officeooo:rsid="000aa9c7" officeooo:paragraph-rsid="000aa9c7"/>
    </style:style>
    <style:style style:name="P11" style:family="paragraph" style:parent-style-name="Standard">
      <style:text-properties officeooo:paragraph-rsid="001180dc"/>
    </style:style>
    <style:style style:name="P12" style:family="paragraph" style:parent-style-name="Text_20_body">
      <style:paragraph-properties fo:line-height="115%"/>
      <style:text-properties officeooo:rsid="001180dc" officeooo:paragraph-rsid="001180dc"/>
    </style:style>
    <style:style style:name="P13" style:family="paragraph" style:parent-style-name="Text_20_body">
      <style:text-properties officeooo:rsid="00149f1b" officeooo:paragraph-rsid="00149f1b"/>
    </style:style>
    <style:style style:name="P14" style:family="paragraph" style:parent-style-name="Text_20_body">
      <style:text-properties officeooo:paragraph-rsid="00149f1b"/>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Heading_20_2">
      <style:text-properties officeooo:paragraph-rsid="000c411f"/>
    </style:style>
    <style:style style:name="P18" style:family="paragraph" style:parent-style-name="Heading_20_2">
      <style:paragraph-properties fo:break-before="page"/>
    </style:style>
    <style:style style:name="P19" style:family="paragraph" style:parent-style-name="Standard">
      <style:paragraph-properties fo:text-align="start" style:justify-single-word="false"/>
      <style:text-properties officeooo:rsid="001893d3" officeooo:paragraph-rsid="001893d3"/>
    </style:style>
    <style:style style:name="P20" style:family="paragraph" style:parent-style-name="Standard">
      <style:paragraph-properties fo:text-align="start" style:justify-single-word="false"/>
      <style:text-properties officeooo:rsid="001893d3" officeooo:paragraph-rsid="001ad4a2"/>
    </style:style>
    <style:style style:name="P21" style:family="paragraph" style:parent-style-name="Standard">
      <style:paragraph-properties fo:text-align="start" style:justify-single-word="false" fo:break-before="page"/>
      <style:text-properties officeooo:rsid="001893d3" officeooo:paragraph-rsid="001bc0a2"/>
    </style:style>
    <style:style style:name="P22" style:family="paragraph" style:parent-style-name="Text_20_body">
      <style:text-properties officeooo:rsid="000c411f" officeooo:paragraph-rsid="000c411f"/>
    </style:style>
    <style:style style:name="P23" style:family="paragraph" style:parent-style-name="Text_20_body">
      <style:text-properties officeooo:rsid="001be653" officeooo:paragraph-rsid="001be653"/>
    </style:style>
    <style:style style:name="P24" style:family="paragraph" style:parent-style-name="Text_20_body">
      <style:text-properties officeooo:rsid="001bf81b" officeooo:paragraph-rsid="001cf0a4"/>
    </style:style>
    <style:style style:name="P25" style:family="paragraph" style:parent-style-name="Text_20_body">
      <style:text-properties officeooo:rsid="001cf0a4" officeooo:paragraph-rsid="001cf0a4"/>
    </style:style>
    <style:style style:name="P26" style:family="paragraph" style:parent-style-name="Text_20_body">
      <style:text-properties officeooo:rsid="001d6b54" officeooo:paragraph-rsid="001d6b54"/>
    </style:style>
    <style:style style:name="P27" style:family="paragraph" style:parent-style-name="Text_20_body">
      <style:text-properties officeooo:rsid="001d6b54" officeooo:paragraph-rsid="001e78a4"/>
    </style:style>
    <style:style style:name="P28" style:family="paragraph" style:parent-style-name="Text_20_body">
      <style:text-properties officeooo:rsid="001e78a4" officeooo:paragraph-rsid="001e78a4"/>
    </style:style>
    <style:style style:name="P29" style:family="paragraph" style:parent-style-name="Text_20_body">
      <style:text-properties officeooo:rsid="001f1550" officeooo:paragraph-rsid="001f1550"/>
    </style:style>
    <style:style style:name="T1" style:family="text">
      <style:text-properties officeooo:rsid="00098795"/>
    </style:style>
    <style:style style:name="T2" style:family="text">
      <style:text-properties style:font-name="Liberation Sans" fo:font-size="18pt" fo:font-weight="bold" officeooo:rsid="00098795" style:font-name-asian="Microsoft YaHei" style:font-size-asian="18pt" style:font-weight-asian="bold" style:font-name-complex="Lucida Sans1" style:font-size-complex="18pt" style:font-weight-complex="bold"/>
    </style:style>
    <style:style style:name="T3" style:family="text">
      <style:text-properties style:font-name="Liberation Sans" fo:font-size="14pt" fo:font-weight="bold" style:font-name-asian="Microsoft YaHei" style:font-size-asian="14pt" style:font-weight-asian="bold" style:font-name-complex="Lucida Sans1" style:font-size-complex="14pt" style:font-weight-complex="bold"/>
    </style:style>
    <style:style style:name="T4" style:family="text">
      <style:text-properties style:font-name="Liberation Sans" fo:font-size="14pt" fo:font-weight="bold" officeooo:rsid="000c411f" style:font-name-asian="Microsoft YaHei" style:font-size-asian="14pt" style:font-weight-asian="bold" style:font-name-complex="Lucida Sans1" style:font-size-complex="14pt" style:font-weight-complex="bold"/>
    </style:style>
    <style:style style:name="T5" style:family="text">
      <style:text-properties style:font-name="Liberation Sans" fo:font-size="16pt" fo:font-weight="bold" officeooo:rsid="000c411f" style:font-name-asian="Microsoft YaHei" style:font-size-asian="16pt" style:font-weight-asian="bold" style:font-name-complex="Lucida Sans1" style:font-size-complex="16pt" style:font-weight-complex="bold"/>
    </style:style>
    <style:style style:name="T6" style:family="text">
      <style:text-properties officeooo:rsid="000aa9c7"/>
    </style:style>
    <style:style style:name="T7" style:family="text">
      <style:text-properties officeooo:rsid="000c411f"/>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text-overline-style="solid" style:text-overline-width="auto" style:text-overline-color="font-color"/>
    </style:style>
    <style:style style:name="T11" style:family="text">
      <style:text-properties style:text-overline-style="none" style:text-overline-color="font-color"/>
    </style:style>
    <style:style style:name="T12" style:family="text">
      <style:text-properties style:font-name="Liberation Serif" officeooo:rsid="000c411f"/>
    </style:style>
    <style:style style:name="T13" style:family="text">
      <style:text-properties fo:font-weight="bold" style:font-weight-asian="bold" style:font-weight-complex="bold"/>
    </style:style>
    <style:style style:name="T14" style:family="text">
      <style:text-properties officeooo:rsid="001180d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text-overline-style="solid" style:text-overline-width="auto" style:text-overline-color="font-color"/>
    </style:style>
    <style:style style:name="T17" style:family="text">
      <style:text-properties fo:font-style="italic" style:font-style-asian="italic" style:font-style-complex="italic" style:text-overline-style="none" style:text-overline-color="font-color"/>
    </style:style>
    <style:style style:name="T18" style:family="text">
      <style:text-properties fo:font-style="italic" officeooo:rsid="000c411f" style:font-style-asian="italic" style:font-style-complex="italic"/>
    </style:style>
    <style:style style:name="T19" style:family="text">
      <style:text-properties fo:font-style="italic" officeooo:rsid="001180dc" style:font-style-asian="italic" style:font-style-complex="italic"/>
    </style:style>
    <style:style style:name="T20" style:family="text">
      <style:text-properties fo:font-size="10pt" style:text-overline-style="solid" style:text-overline-width="auto" style:text-overline-color="font-color"/>
    </style:style>
    <style:style style:name="T21" style:family="text">
      <style:text-properties fo:font-style="normal" style:font-style-asian="normal" style:font-style-complex="normal" style:text-overline-style="none" style:text-overline-color="font-color"/>
    </style:style>
    <style:style style:name="T22" style:family="text">
      <style:text-properties style:text-position="0% 100%" fo:font-style="normal" style:font-style-asian="normal" style:font-style-complex="normal" style:text-overline-style="none" style:text-overline-color="font-color"/>
    </style:style>
    <style:style style:name="T23" style:family="text">
      <style:text-properties officeooo:rsid="00149f1b"/>
    </style:style>
    <style:style style:name="T24" style:family="text">
      <style:text-properties officeooo:rsid="0014d79b"/>
    </style:style>
    <style:style style:name="T25" style:family="text">
      <style:text-properties officeooo:rsid="0015b171"/>
    </style:style>
    <style:style style:name="T26" style:family="text">
      <style:text-properties style:font-name="AdvTimes1" fo:font-size="10pt" style:font-name-asian="Cambria Math" style:font-size-asian="10pt" style:font-name-complex="Cambria Math"/>
    </style:style>
    <style:style style:name="T27" style:family="text">
      <style:text-properties style:font-name="AdvTimes1" fo:font-size="10pt" officeooo:rsid="001bc0a2" style:font-name-asian="Cambria Math" style:font-size-asian="10pt" style:font-name-complex="Cambria Math"/>
    </style:style>
    <style:style style:name="T28" style:family="text">
      <style:text-properties officeooo:rsid="001e78a4"/>
    </style:style>
    <style:style style:name="T29" style:family="text">
      <style:text-properties style:font-name="Liberation Serif"/>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544_4186211660"/><text:span text:style-name="T25">Desarrollo de software </text:span>para la Construcción de <text:span text:style-name="T7">estructuras periódicas</text:span> de van der Waals <text:span text:style-name="T7">de 2 o más </text:span><text:s/>capa<text:span text:style-name="T7">s </text:span><text:span text:style-name="T25">mediante el uso de métodos Geométricos.</text:span><text:bookmark-end text:name="__RefHeading___Toc544_4186211660"/></text:p>
      <text:table-of-content text:style-name="Sect1" text:name="Sumario1">
        <text:table-of-content-source text:outline-level="4">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3"><text:a xlink:type="simple" xlink:href="#__RefHeading___Toc212_4186211660" text:style-name="Index_20_Link" text:visited-style-name="Index_20_Link">1 – Introducción.<text:tab/>2</text:a></text:p>
          <text:p text:style-name="P3"><text:a xlink:type="simple" xlink:href="#__RefHeading___Toc650_4186211660" text:style-name="Index_20_Link" text:visited-style-name="Index_20_Link">2 – Fundamentos.<text:tab/>3</text:a></text:p>
          <text:p text:style-name="P4"><text:a xlink:type="simple" xlink:href="#__RefHeading___Toc242_3666957242" text:style-name="Index_20_Link" text:visited-style-name="Index_20_Link"><text:s/>2.1 - Heteroestructuras conmensurables<text:tab/>3</text:a></text:p>
          <text:p text:style-name="P4"><text:a xlink:type="simple" xlink:href="#__RefHeading___Toc244_3666957242" text:style-name="Index_20_Link" text:visited-style-name="Index_20_Link"><text:s/>2.2 – Métodos Geométricos<text:tab/>4</text:a></text:p>
          <text:p text:style-name="P3"><text:a xlink:type="simple" xlink:href="#__RefHeading___Toc652_4186211660" text:style-name="Index_20_Link" text:visited-style-name="Index_20_Link">3 – Implementación.<text:tab/>5</text:a></text:p>
          <text:p text:style-name="P4"><text:a xlink:type="simple" xlink:href="#__RefHeading___Toc862_4186211660" text:style-name="Index_20_Link" text:visited-style-name="Index_20_Link"><text:s/>2.1 – Diagrama de Red<text:tab/>5</text:a></text:p>
          <text:p text:style-name="P4"><text:a xlink:type="simple" xlink:href="#__RefHeading___Toc864_4186211660" text:style-name="Index_20_Link" text:visited-style-name="Index_20_Link"><text:s/>2.2 - Búsqueda de Matrices de transformación<text:tab/>5</text:a></text:p>
          <text:p text:style-name="P4"><text:a xlink:type="simple" xlink:href="#__RefHeading___Toc866_4186211660" text:style-name="Index_20_Link" text:visited-style-name="Index_20_Link"><text:s/>2.3 - Creación de Súper-Red<text:tab/>5</text:a></text:p>
          <text:p text:style-name="P4"><text:a xlink:type="simple" xlink:href="#__RefHeading___Toc868_4186211660" text:style-name="Index_20_Link" text:visited-style-name="Index_20_Link"><text:s/>2.4 - Importación y exportación de redes<text:tab/>5</text:a></text:p>
          <text:p text:style-name="P4"><text:a xlink:type="simple" xlink:href="#__RefHeading___Toc870_4186211660" text:style-name="Index_20_Link" text:visited-style-name="Index_20_Link"><text:s/>2.5 - Espacio Reciproco (Vectores primitivos y FBZ)<text:tab/>5</text:a></text:p>
          <text:p text:style-name="P4"><text:a xlink:type="simple" xlink:href="#__RefHeading___Toc872_4186211660" text:style-name="Index_20_Link" text:visited-style-name="Index_20_Link"><text:s/>2.6 – Presentación de resultados en pantalla<text:tab/>5</text:a></text:p>
          <text:p text:style-name="P3"><text:a xlink:type="simple" xlink:href="#__RefHeading___Toc978_4186211660" text:style-name="Index_20_Link" text:visited-style-name="Index_20_Link">3 – Resultados.<text:tab/>5</text:a></text:p>
          <text:p text:style-name="P3"><text:a xlink:type="simple" xlink:href="#__RefHeading___Toc246_3666957242" text:style-name="Index_20_Link" text:visited-style-name="Index_20_Link">4 – Conclusiones y perspectivas<text:tab/>5</text:a></text:p>
        </text:index-body>
      </text:table-of-content>
      <text:h text:style-name="P15" text:outline-level="1"/>
      <text:h text:style-name="P16" text:outline-level="1"><text:bookmark-start text:name="__RefHeading___Toc212_4186211660"/><text:span text:style-name="T7">1</text:span><text:span text:style-name="T1"> – I</text:span>ntroducción.<text:bookmark-end text:name="__RefHeading___Toc212_4186211660"/></text:h>
      <text:p text:style-name="P2">La Física de estado Sólido tiene por objetivo el estudio de las propiedades físicas de los materiales, <text:span text:style-name="T23">esto lo logra</text:span> tomando en cuenta, como primera aproximación, que <text:span text:style-name="T23">estos </text:span>son objetos periódicos (o conmensurables) en el espacio real, en una, dos o tres dimensiones. Estos sistemas son definidos como cristales, los cuales están conformados por una red de Bravais y una base atómica. </text:p>
      <text:p text:style-name="P2">En dos dimensiones (2D), existen materiales laminares a escala atómica, como <text:span text:style-name="T1">lo es </text:span>el grafeno, que pueden ser apilados verticalmente para generar un sistema de varias capas como el grafito. El grafito (en 3D) y el grafeno (en 2D) tienen propiedades físicas diferentes debido a la dimensionalidad del sistema, o al número de capas que tienen, y a la orientación relativa entere capas; lo cual los hace interesantes en la Física y las Nanociencias con posibles aplicaciones en futuras tecnologías. Sin embargo, desde un punto de vista teórico, el modelar un sistema de dos o más capas de grafeno, por ejemplo, con diferente orientación relativa o de cualquier otro material, implica construir estructuras conmensurables que preserven la misma simetría de los sistemas originales o que pueda dar lugar a una red oblicua, que es el caso más general en 2D. </text:p>
      <text:p text:style-name="P14">Este es el primer problema para resolver antes de usar teorías de campo promedio con condiciones periódicas que describan las propiedades físicas de cada uno de los sistemas y del sistema compuesto de varias capas atómicas. De <text:span text:style-name="T23">esta</text:span> manera, <text:span text:style-name="T23">nuestro</text:span> objetivo es generar un código computacional abierto (open source) intuitivo, flexible <text:span text:style-name="T23">y</text:span> robusto y que <text:span text:style-name="T23">haciendo huso de </text:span>métodos geométricos <text:span text:style-name="T23">pueda </text:span>constru<text:span text:style-name="T23">ir </text:span>sistemas conmensurables, o cristales de van der Waals, de varias capas atómicas. </text:p>
      <text:p text:style-name="P2">Se <text:span text:style-name="T23">desea que tal código</text:span> <text:span text:style-name="T23">sea capás de construir </text:span>sistemas 2D laminares (de varias capas) a partir de celdas primitivas las cuales pueden ser, cuadradas como es la fase alfa del GeSe, rectangulares como el fosforeno negro <text:span text:style-name="T23">o</text:span> hexagonales cómo el grafeno, identificando la celda de conmensurable más pequeña <text:span text:style-name="T23">del sistema</text:span> y con menor tensión en <text:span text:style-name="T23">sus</text:span> capas. Asimismo, en el caso de sistemas con varias capas, usando el mismo sistema, se pretende que el sistema generado tenga una quiralidad especifica como es en el caso de grafeno sobre grafeno.</text:p>
      <text:p text:style-name="P13">Además, dado el enfoque enteramente geométrico con el que se realizarán los cálculos requeridos, este código puede ser usado no sólo en sistemas puramente laminares, si no también en sistemas donde se tengan estructuras cristalinas tridimensionales como sustrato en los que se espera adherir capas laminares de otro material, identificando si estos son posibles y estableciendo las mejores condiciones de estabilidad del sistema. También puede extrapolarse en la búsqueda de una periodicidad en algún sistema formados por capas de materiales con comportamiento periódicos a escalas mayores.</text:p>
      <text:h text:style-name="P16" text:outline-level="1"><text:bookmark-start text:name="__RefHeading___Toc650_4186211660"/><text:span text:style-name="T7">2</text:span> – Fundamentos.<text:bookmark-end text:name="__RefHeading___Toc650_4186211660"/></text:h>
      <text:h text:style-name="P17" text:outline-level="2"><text:bookmark-start text:name="__RefHeading___Toc242_3666957242"/><text:tab/><text:span text:style-name="T7">2.1 - Heteroestructuras conmensurables</text:span><text:bookmark-end text:name="__RefHeading___Toc242_3666957242"/></text:h>
      <text:p text:style-name="P6"/>
      <text:h text:style-name="Heading_20_3" text:outline-level="3">Los cristales.</text:h>
      <text:p text:style-name="P7"><text:span text:style-name="T23">En e</text:span>l estudio de los <text:span text:style-name="T23">materiales</text:span> <text:span text:style-name="T23">sólidos, estos son vistos cómo cristales</text:span>, dado que, en la naturaleza, <text:span text:style-name="T23">estos</text:span> se componen de átomos que al buscar un estado de equilibrio energético terminan posicionados de forma periódica, lo que genera algo conocido cómo ‘estado cristalino’. </text:p>
      <text:p text:style-name="P9">Los cristales son <text:s/>sistemas de átomos dispuestos en patrones particulares e infinitamente repetibles, <text:s/>la disposición de los átomos puede ser dada en una, dos o tres dimensiones, una lámina de grafeno <text:span text:style-name="T23">es un</text:span> ejemplo de un cristal bidimensional, mientras que el Polonio <text:span text:style-name="T23">lo sería</text:span> de un cristal tridimensional.</text:p>
      <text:p text:style-name="P9">La estructura de todos los cristales se puede describir mediante dos cosas, una red periódica <text:span text:style-name="T23">(red de Bravais)</text:span> y un grupo de átomos unidos a cada punto de esta red <text:span text:style-name="T23">(base atómica)</text:span>. La ‘red’ es un conjunto de puntos indefinidamente extendido, cada uno de los cuales está rodeado de manera idéntica por sus vecinos, se hace referencia a ‘un punto de red’ como cada punto que conforma esta. El grupo de átomos unidos a un punto de la red se llama ‘base’, esta puede tener tantos átomos cómo se requiera dispuestos en posiciones relativas dadas. <text:span text:style-name="T23">De esta manera</text:span>, con la combinación de una red y una base podemos definir las diversas estructuras de los materiales cristalinos.</text:p>
      <text:h text:style-name="Heading_20_3" text:outline-level="3">Vectores de Traslación Primitivos.</text:h>
      <text:p text:style-name="P12">Una red cristalina la construimos usando vectores de transición <text:span text:style-name="T16">T </text:span><text:span text:style-name="T21">= </text:span><text:span text:style-name="T22">u1a1+u2a2+u3a3</text:span><text:span text:style-name="T21">, con u1,u2 y u3 enteros y a1,a2 y a3 vectores de traslación fundamentales de la red.</text:span> Pudiendo definir así cualquier punto de la red <text:span text:style-name="T10">r</text:span>’ en términos de un punto <text:span text:style-name="T20">r</text:span> de la forma <text:span text:style-name="T10">r</text:span>’ = <text:span text:style-name="T10">r</text:span> + <text:span text:style-name="T16">T </text:span><text:span text:style-name="T17">.</text:span><text:span text:style-name="T21"> Un ejemplo de vectores fundamentales de la red son los vectores Primitivos de Traslación.</text:span></text:p>
      <text:p text:style-name="P8"><text:span text:style-name="T14">Decimos que </text:span><text:span text:style-name="T24">los vectores no lineales</text:span><text:span text:style-name="T14"> </text:span><text:s/><text:span text:style-name="T10">a,</text:span> <text:span text:style-name="T10">b</text:span> y <text:span text:style-name="T10">c</text:span> son vectores primitivos <text:span text:style-name="T14">de una Red cristalina si para</text:span> <text:span text:style-name="T14">2 </text:span>puntos <text:span text:style-name="T11">r</text:span><text:span text:style-name="T8">1</text:span> y r<text:span text:style-name="T8">2</text:span> cualesquiera en <text:span text:style-name="T14">ella</text:span> se satisfacen la Ecuación <text:span text:style-name="T11">r</text:span><text:span text:style-name="T8">2 </text:span>=<text:span text:style-name="T11"> r</text:span><text:span text:style-name="T8">1 </text:span>+ (u<text:span text:style-name="T8">1</text:span><text:span text:style-name="T10">a</text:span> + u<text:span text:style-name="T8">2</text:span><text:span text:style-name="T10">b</text:span> + u<text:span text:style-name="T8">3</text:span><text:span text:style-name="T10">c</text:span>) con u<text:span text:style-name="T8">1</text:span>, u<text:span text:style-name="T8">2</text:span> y u<text:span text:style-name="T8">3</text:span> enteros.</text:p>
      <text:p text:style-name="P8">Puede haber otros vectores que dados <text:span text:style-name="T14">algunos </text:span>u<text:span text:style-name="T8">i</text:span> enteros satisfagan la ecuación para algunos puntos del cristal, sin embargo, el volumen encerrado por los vectores de red primitivos es el volumen más pequeño que se puede repetir en el espacio para formar la estructura cristalina. Así usamos vectores de traslación primitivos para definir ejes; es decir, ejes de cristal primitivos, en lugar de cartesianos por ejemplo, y que no tienen por qué ser ortogonales. </text:p>
      <text:p text:style-name="P7"><text:soft-page-break/></text:p>
      <text:h text:style-name="Heading_20_3" text:outline-level="3">Tipos de redes básicas.</text:h>
      <text:p text:style-name="P11"><text:line-break/>Las redes cristalinas se pueden transportar o mapear en sí mismas mediante operaciones de simetría de red. Un <text:span text:style-name="T15">grupo de puntos de </text:span><text:span text:style-name="T18">red</text:span> <text:span text:style-name="T14">(</text:span><text:span text:style-name="T19">lattice point group</text:span><text:span text:style-name="T14">) </text:span>es el conjunto de operaciones de simetría que, aplicadas a un punto <text:span text:style-name="T14">cualquiera </text:span>de <text:span text:style-name="T14">la</text:span> <text:span text:style-name="T7">red</text:span>, llevan el cristal a sí mismo.</text:p>
      <text:p text:style-name="P11">Podemos tener:<text:line-break/><text:tab/>a) <text:span text:style-name="T7">R</text:span>otaciones posibles <text:span text:style-name="T7">en ángulos de </text:span>2<text:span text:style-name="T12">π/</text:span>n <text:span text:style-name="T7">radianes</text:span> donde n = 1, 2, 3, <text:span text:style-name="T7">4 o</text:span> 6, alrededor de un eje, <text:span text:style-name="T14">son</text:span> <text:span text:style-name="T7">llamadas rotaciones</text:span> <text:span text:style-name="T13">Cn</text:span> <text:span text:style-name="T14">con el n correspondiente</text:span>.<text:line-break/><text:tab/>b) <text:span text:style-name="T7">R</text:span>eflexiones especulares sobre un plano a través de un punto de red. Aquí, el eje perpendicular al plano del espejo cambia de signo (es decir, z→ -z si el plano del espejo es perpendicular al eje z). <text:span text:style-name="T7">Estas</text:span> operaciones <text:span text:style-name="T7">son</text:span> <text:span text:style-name="T7">llamadas</text:span> operaciones m o <text:span text:style-name="T12">σ.</text:span><text:line-break/><text:tab/>c) <text:span text:style-name="T7">I</text:span>nversión, compuesta de rotaciones por <text:span text:style-name="T12">π</text:span> seguidas de reflexión en un plano normal al eje de rotación (aquí la rotación cambia el signo de dos ejes, digamos x→ -x, y→ -y, si gira alrededor de z, entonces el espejo plano perpendicular a z provoca z→ -z), con el efecto neto de que <text:span text:style-name="T10">r</text:span>→ -<text:span text:style-name="T10">r</text:span>. <text:span text:style-name="T7">El nombre utilizado </text:span>es <text:span text:style-name="T13">i</text:span> <text:span text:style-name="T7">por</text:span> la inversión o <text:span text:style-name="T13">s</text:span><text:span text:style-name="T9">4</text:span> p<text:span text:style-name="T7">or</text:span> la combinación de operaciones.</text:p>
      <text:p text:style-name="P5"/>
      <text:p text:style-name="P19"><text:span text:style-name="T26"/></text:p>
      <text:p text:style-name="P21"><text:span text:style-name="T26">Para estructuras periódicas, </text:span><text:span text:style-name="T27">$\ro$</text:span><text:span text:style-name="T26">(r) se puede expandir en una serie de Fourier. Primero consideramos un ejemplo unidimensional en el que </text:span><text:span text:style-name="T27">$\ro$</text:span><text:span text:style-name="T26">(x) se repite con un período a<text:line-break/><text:line-break/></text:span><text:span text:style-name="T27">$\ro$</text:span><text:span text:style-name="T26">(x)=(x+na) n= 0, ±1, ±2,...<text:line-break/><text:line-break/>La serie de Fourier correspondiente se lee entonces<text:line-break/><text:line-break/></text:span><text:span text:style-name="T27">$\ro$</text:span><text:span text:style-name="T26">(x)= Σe ei (n2 /a)x<text:line-break/><text:line-break/>Fácilmente se ve que un desplazamiento por un vector reticular arbitrario Xm</text:span><text:span text:style-name="T27">=</text:span><text:span text:style-name="T26">ma conduce a un </text:span><text:span text:style-name="T27">$\ro$</text:span><text:span text:style-name="T26">(x) idéntico, por lo que se satisface la invariancia traslacional requerida. La extensión a tres dimensiones es sencilla y produce</text:span></text:p>
      <text:p text:style-name="P20"><text:span text:style-name="T26">&lt;&gt;<text:line-break/>El vector G debe cumplir ciertas condiciones para preservar la invariancia traslacional de o con respecto a todos los vectores de red<text:line-break/><text:line-break/></text:span><text:span text:style-name="T27">r_</text:span><text:span text:style-name="T26">n=n</text:span><text:span text:style-name="T27">1</text:span><text:span text:style-name="T26">a</text:span><text:span text:style-name="T27">1</text:span><text:span text:style-name="T26">+</text:span><text:span text:style-name="T27">n2</text:span><text:span text:style-name="T26">a2+n3 a3<text:line-break/><text:line-break/>Las condiciones se expresan por<text:line-break/><text:line-break/>&lt;&gt;<text:line-break/><text:line-break/>donde m es un número entero para todos los valores de n</text:span><text:span text:style-name="T27">1</text:span><text:span text:style-name="T26">,n2,n3. Ahora descomponemos G en términos de tres vectores de base aún no determinados g<text:line-break/><text:line-break/>G=hg₁+kg2+183<text:line-break/><text:line-break/>con entero h,k,l. La condición <text:s/>&lt;&gt; <text:s/>implica ahora para el ejemplo de 112= 113=0<text:line-break/><text:line-break/>(hgi+kg2+1g3)ma=2m.<text:line-break/><text:line-break/>(3.22)<text:line-break/><text:line-break/>Para una elección arbitraria de n esto sólo puede satisfacerse si<text:line-break/><text:line-break/>g1 a=2π y g2 a= g3 a= 0.<text:line-break/><text:line-break/>(3.23)<text:line-break/><text:line-break/>Expresado en términos generales, este requisito se convierte en<text:line-break/><text:line-break/>(3.24)<text:line-break/><text:line-break/>El conjunto de bases g1.82.83 que hemos definido abarca la llamada red recíproca. Para cada red real hay una red recíproca correspondiente y definida sin ambigüedades. Sus puntos de red se denotan con los números h,k,l. Las reglas para construir esta red están dadas directamente por (3.24): el vector de red recíproco g, se encuentra perpendicular al plano que contiene ay a3 y su longitud es 2ë/a [cos (g1,4,)]. La figura 3.3 muestra una red oblicua plana y su red recíproca correspondiente. Cabe señalar, sin embargo, que, aunque la red recíproca se dibuja aquí en el espacio real, sus dimen- siones son en realidad m</text:span></text:p>
      <text:h text:style-name="P18" text:outline-level="2"><text:bookmark-start text:name="__RefHeading___Toc244_3666957242"/><text:span text:style-name="T2"><text:tab/></text:span><text:span text:style-name="T5">2.2 – Métodos Geométricos</text:span><text:bookmark-end text:name="__RefHeading___Toc244_3666957242"/></text:h>
      <text:p text:style-name="Standard"/>
      <text:h text:style-name="P16" text:outline-level="1"><text:bookmark-start text:name="__RefHeading___Toc652_4186211660"/><text:span text:style-name="T7">3</text:span> – <text:span text:style-name="T7">Implementación</text:span>.<text:bookmark-end text:name="__RefHeading___Toc652_4186211660"/></text:h>
      <text:p text:style-name="Standard"><text:tab/>&lt; <text:span text:style-name="T1">Explicación de las matemáticas detrás de los métodos que hacen cada uno de los procesos mencionados</text:span>&gt;</text:p>
      <text:h text:style-name="Heading_20_2" text:outline-level="2"><text:bookmark-start text:name="__RefHeading___Toc862_4186211660"/><text:tab/><text:span text:style-name="T3">2.1 – </text:span><text:span text:style-name="T4">Diagrama de Red</text:span><text:bookmark-end text:name="__RefHeading___Toc862_4186211660"/></text:h>
      <text:h text:style-name="Heading_20_2" text:outline-level="2"><text:bookmark-start text:name="__RefHeading___Toc864_4186211660"/><text:tab/>2.2 - Búsqueda de Matrices de transformación<text:bookmark-end text:name="__RefHeading___Toc864_4186211660"/></text:h>
      <text:h text:style-name="Heading_20_2" text:outline-level="2"><text:bookmark-start text:name="__RefHeading___Toc866_4186211660"/><text:tab/>2.3 - Creación de Súper-Red<text:bookmark-end text:name="__RefHeading___Toc866_4186211660"/></text:h>
      <text:h text:style-name="Heading_20_2" text:outline-level="2"><text:bookmark-start text:name="__RefHeading___Toc868_4186211660"/><text:tab/>2.4 - Importación y exportación de redes<text:bookmark-end text:name="__RefHeading___Toc868_4186211660"/></text:h>
      <text:h text:style-name="Heading_20_2" text:outline-level="2"><text:bookmark-start text:name="__RefHeading___Toc870_4186211660"/><text:tab/>2.5 - Espacio Reciproco (Vectores primitivos y FBZ)<text:bookmark-end text:name="__RefHeading___Toc870_4186211660"/></text:h>
      <text:h text:style-name="Heading_20_2" text:outline-level="2"><text:bookmark-start text:name="__RefHeading___Toc872_4186211660"/><text:tab/>2.6 – Presentación de resultados <text:span text:style-name="T6">en pantalla</text:span><text:bookmark-end text:name="__RefHeading___Toc872_4186211660"/></text:h>
      <text:p text:style-name="Text_20_body"/>
      <text:h text:style-name="Heading_20_1" text:outline-level="1"><text:bookmark-start text:name="__RefHeading___Toc978_4186211660"/>3 – Resultados.<text:bookmark-end text:name="__RefHeading___Toc978_4186211660"/></text:h>
      <text:p text:style-name="P10">&lt; Muestra de los resultados obtenidos por el programa &gt;</text:p>
      <text:p text:style-name="P10"/>
      <text:h text:style-name="Heading_20_1" text:outline-level="1"><text:bookmark-start text:name="__RefHeading___Toc246_3666957242"/>4 – Conclusiones y perspectivas<text:bookmark-end text:name="__RefHeading___Toc246_3666957242"/></text:h>
      <text:p text:style-name="P22"/>
      <text:p text:style-name="P23">Muestra una tabla con las transformaciones más optimas para obtener los vectores primitivos de la súper red del sistema.</text:p>
      <text:p text:style-name="P23"/>
      <text:p text:style-name="P24">Muestra una gráfica</text:p>
      <text:p text:style-name="P24">de ángulos contra el</text:p>
      <text:p text:style-name="P24">error mínimo de sus</text:p>
      <text:p text:style-name="P24">posibles matrices de</text:p>
      <text:p text:style-name="P24">transformación y regresa</text:p>
      <text:p text:style-name="P24"><text:s/>también una lista con</text:p>
      <text:p text:style-name="P24"><text:soft-page-break/><text:s/>los ángulos de menor</text:p>
      <text:p text:style-name="P24">error.</text:p>
      <text:p text:style-name="P25">Cálculo automático para sistemas</text:p>
      <text:p text:style-name="P25">de mas de 2 capas optando por</text:p>
      <text:p text:style-name="P25">minimizar el tamaño de la súper</text:p>
      <text:p text:style-name="P25">celda resultante.</text:p>
      <text:p text:style-name="P25"/>
      <text:p text:style-name="P26">Cálculo de la súper red para un sistemas</text:p>
      <text:p text:style-name="P26">bicapa dadas sus 2 matrices de</text:p>
      <text:p text:style-name="P26">Transformación correspondientes.</text:p>
      <text:p text:style-name="P26"/>
      <text:p text:style-name="P26">Imprime en pantalla una proyección</text:p>
      <text:p text:style-name="P27">2D de un tamaño dado del <text:span text:style-name="T28">cristal</text:span></text:p>
      <text:p text:style-name="P27"><text:span text:style-name="T28">generado por la súper Red calculada</text:span>,</text:p>
      <text:p text:style-name="P26">con la posibilidad de exportarlo a</text:p>
      <text:p text:style-name="P26">una imagen PNG</text:p>
      <text:p text:style-name="P26"/>
      <text:p text:style-name="P28">Exporta la súper Red calculada a un archivo</text:p>
      <text:p text:style-name="P28">de tipo VASP con formato ‘Directo’ para la</text:p>
      <text:p text:style-name="P28">posición de los átomos.</text:p>
      <text:p text:style-name="P28"/>
      <text:p text:style-name="P29"><text:span text:style-name="T29"><text:line-break/> <text:s text:c="3"/>\begin{tabular}{|p{\linewidth}|}\hline<text:line-break/> <text:s text:c="7"/>\\\textit{}\\ \\<text:line-break/> <text:s text:c="7"/><text:line-break/> <text:s text:c="7"/>\texttt{}\\<text:line-break/> <text:s text:c="7"/>:.\\<text:line-break/> <text:s text:c="7"/>\includegraphics[width=\linewidth]{imagenes/}<text:line-break/> <text:s text:c="7"/>\\ \hline<text:line-break/> <text:s text:c="3"/>\end{tabular}\\</text:span></text:p>
      <text:p text:style-name="P29"><text:span text:style-name="T29"/></text:p>
      <text:p text:style-name="P29"><text:soft-page-break/><text:span text:style-name="T29"/></text:p>
      <text:p text:style-name="P29"><text:span text:style-name="T29"><draw:frame draw:style-name="fr1" draw:name="Objeto1" text:anchor-type="as-char" svg:y="-0.522cm" svg:width="1.621cm" svg:height="0.813cm" draw:z-index="0"><draw:object xlink:href="./Object 1" xlink:type="simple" xlink:show="embed" xlink:actuate="onLoad"/><draw:image xlink:href="./ObjectReplacements/Object 1" xlink:type="simple" xlink:show="embed" xlink:actuate="onLoad"/></draw:fra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dvTimes" svg:font-family="AdvTimes"/>
    <style:font-face style:name="AdvTimes1" svg:font-family="AdvTimes" style:font-family-generic="roman" style:font-pitch="variable"/>
    <style:font-face style:name="Cambria Math" svg:font-family="'Cambria Math'"/>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9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8T19:23:19.543000000</meta:creation-date>
    <dc:date>2023-02-15T12:25:33.432000000</dc:date>
    <meta:editing-duration>P5DT6H46M29S</meta:editing-duration>
    <meta:editing-cycles>9</meta:editing-cycles>
    <meta:generator>LibreOffice/7.3.3.2$Windows_X86_64 LibreOffice_project/d1d0ea68f081ee2800a922cac8f79445e4603348</meta:generator>
    <meta:document-statistic meta:table-count="0" meta:image-count="0" meta:object-count="1" meta:page-count="9" meta:paragraph-count="74" meta:word-count="1663" meta:character-count="10315" meta:non-whitespace-character-count="8544"/>
  </office:meta>
</office:document-meta>
</file>

<file path=Object 1/content.xml><?xml version="1.0" encoding="utf-8"?>
<math xmlns="http://www.w3.org/1998/Math/MathML" display="block">
  <semantics>
    <mrow>
      <mo fence="true" form="prefix" stretchy="true">(</mo>
      <mrow>
        <mtable>
          <mtr>
            <mtd>
              <mi mathvariant="normal">❑</mi>
            </mtd>
            <mtd>
              <mi mathvariant="normal">❑</mi>
            </mtd>
          </mtr>
          <mtr>
            <mtd>
              <mi mathvariant="normal">❑</mi>
            </mtd>
            <mtd>
              <mi mathvariant="normal">❑</mi>
            </mtd>
          </mtr>
        </mtable>
      </mrow>
      <mo fence="true" form="postfix" stretchy="true">)</mo>
    </mrow>
    <annotation encoding="StarMath 5.0">left ( matrix{&lt;?&gt; # &lt;?&gt; ## &lt;?&gt; # &lt;?&gt;}  right ) </annotation>
  </semantics>
</math>
</file>